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8907a" officeooo:paragraph-rsid="0018907a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" style:family="paragraph" style:parent-style-name="Standard">
      <style:text-properties fo:color="#000000" style:font-name="Monospace" fo:font-size="10pt" officeooo:rsid="0018907a" officeooo:paragraph-rsid="0018907a" style:font-size-asian="10pt"/>
    </style:style>
    <style:style style:name="P8" style:family="paragraph" style:parent-style-name="Standard">
      <style:text-properties fo:color="#3f7f5f" style:font-name="Monospace" fo:font-size="10pt" officeooo:rsid="0018907a" officeooo:paragraph-rsid="0018907a" style:font-size-asian="10pt"/>
    </style:style>
    <style:style style:name="P9" style:family="paragraph" style:parent-style-name="Standard">
      <style:text-properties officeooo:rsid="0018907a"/>
    </style:style>
    <style:style style:name="P10" style:family="paragraph" style:parent-style-name="Standard">
      <style:text-properties officeooo:rsid="0018907a" officeooo:paragraph-rsid="0018907a"/>
    </style:style>
    <style:style style:name="P11" style:family="paragraph" style:parent-style-name="Standard">
      <style:text-properties officeooo:rsid="0018907a" officeooo:paragraph-rsid="002bd780"/>
    </style:style>
    <style:style style:name="P12" style:family="paragraph" style:parent-style-name="Standard">
      <style:text-properties officeooo:rsid="0018907a" officeooo:paragraph-rsid="003389e2"/>
    </style:style>
    <style:style style:name="P13" style:family="paragraph" style:parent-style-name="Standard">
      <style:text-properties officeooo:rsid="0018907a" officeooo:paragraph-rsid="0039a42e"/>
    </style:style>
    <style:style style:name="P14" style:family="paragraph" style:parent-style-name="Standard">
      <style:text-properties officeooo:paragraph-rsid="002bd780"/>
    </style:style>
    <style:style style:name="P15" style:family="paragraph" style:parent-style-name="Standard">
      <style:text-properties officeooo:paragraph-rsid="003389e2"/>
    </style:style>
    <style:style style:name="P16" style:family="paragraph" style:parent-style-name="Standard">
      <style:text-properties officeooo:rsid="0046a8a9" officeooo:paragraph-rsid="0046a8a9"/>
    </style:style>
    <style:style style:name="P17" style:family="paragraph" style:parent-style-name="Heading_20_1">
      <style:text-properties officeooo:rsid="0018907a" officeooo:paragraph-rsid="003389e2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f3d03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officeooo:rsid="00381f70" style:font-size-asian="10pt"/>
    </style:style>
    <style:style style:name="T9" style:family="text">
      <style:text-properties fo:color="#000000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officeooo:rsid="0024a4a3" style:font-size-asian="10pt"/>
    </style:style>
    <style:style style:name="T12" style:family="text">
      <style:text-properties fo:color="#000000" style:font-name="Monospace" fo:font-size="10pt" style:text-underline-style="none" style:font-size-asian="10pt"/>
    </style:style>
    <style:style style:name="T13" style:family="text">
      <style:text-properties fo:color="#005032" style:font-name="Monospace" fo:font-size="10pt" style:font-size-asian="10pt"/>
    </style:style>
    <style:style style:name="T14" style:family="text">
      <style:text-properties fo:color="#0000c0" style:font-name="Monospace" fo:font-size="10pt" style:font-size-asian="10pt"/>
    </style:style>
    <style:style style:name="T15" style:family="text">
      <style:text-properties fo:color="#0000c0" style:font-name="Monospace" fo:font-size="10pt" fo:font-style="italic" style:font-size-asian="10pt" style:font-style-asian="italic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3f7f5f" style:font-name="Monospace" fo:font-size="10pt" style:font-size-asian="10pt"/>
    </style:style>
    <style:style style:name="T1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2a00ff" style:font-name="Monospace" fo:font-size="10pt" style:font-size-asian="10pt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800000"/>
    </style:style>
    <style:style style:name="T23" style:family="text">
      <style:text-properties fo:color="#800000" style:font-name="Monospace" fo:font-size="10pt" officeooo:rsid="001f3d03" style:font-size-asian="10pt"/>
    </style:style>
    <style:style style:name="T24" style:family="text">
      <style:text-properties fo:font-style="italic"/>
    </style:style>
    <style:style style:name="T25" style:family="text">
      <style:text-properties officeooo:rsid="0018907a"/>
    </style:style>
    <style:style style:name="T26" style:family="text">
      <style:text-properties officeooo:rsid="002bd780"/>
    </style:style>
    <style:style style:name="T27" style:family="text">
      <style:text-properties fo:color="#ff0000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officeooo:rsid="003389e2"/>
    </style:style>
    <style:style style:name="T29" style:family="text">
      <style:text-properties officeooo:rsid="00372804"/>
    </style:style>
    <style:style style:name="T30" style:family="text">
      <style:text-properties fo:color="#00331a"/>
    </style:style>
    <style:style style:name="T31" style:family="text">
      <style:text-properties fo:color="#00cc00"/>
    </style:style>
    <style:style style:name="T32" style:family="text">
      <style:text-properties fo:color="#4b1f6f"/>
    </style:style>
    <style:style style:name="T33" style:family="text">
      <style:text-properties fo:color="#2c001e"/>
    </style:style>
    <style:style style:name="T34" style:family="text">
      <style:text-properties fo:color="#2c001e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google_window" xlink:href="http://www.google.com/custom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</text:p>
      <text:p text:style-name="P1">Arrays can be made from any data type .</text:p>
      <text:p text:style-name="P1"><text:span text:style-name="T1">struct</text:span><text:span text:style-name="T3"> </text:span><text:span text:style-name="T13">Rectangle</text:span></text:p>
      <text:p text:style-name="P3">{</text:p>
      <text:p text:style-name="P2"><text:span text:style-name="T3"><text:s text:c="4"/></text:span><text:span text:style-name="T1">int</text:span><text:span text:style-name="T3"> </text:span><text:span text:style-name="T14">length</text:span><text:span text:style-name="T3">;</text:span></text:p>
      <text:p text:style-name="P2"><text:span text:style-name="T3"><text:s text:c="4"/></text:span><text:span text:style-name="T1">int</text:span><text:span text:style-name="T3"> </text:span><text:span text:style-name="T14">width</text:span><text:span text:style-name="T3">;</text:span></text:p>
      <text:p text:style-name="P3">};</text:p>
      <text:p text:style-name="P3"/>
      <text:p text:style-name="P2"><text:span text:style-name="T13">Rectangle</text:span><text:span text:style-name="T3"> rects[5]; </text:span><text:span text:style-name="T16">// declare an array of 5 Rectangle</text:span></text:p>
      <text:p text:style-name="P4"/>
      <text:p text:style-name="P1"><text:span text:style-name="Strong_20_Emphasis">Array subscripts</text:span></text:p>
      <text:p text:style-name="P1"/>
      <text:p text:style-name="P7"><text:tab/></text:p>
      <text:p text:style-name="P2"><text:span text:style-name="T3"><text:tab/></text:span><text:span text:style-name="T1">int</text:span><text:span text:style-name="T3"> array[5]; </text:span><text:span text:style-name="T16">// declare an array of length 5</text:span></text:p>
      <text:p text:style-name="P3"><text:tab/> </text:p>
      <text:p text:style-name="P2"><text:span text:style-name="T3"><text:tab/></text:span><text:span text:style-name="T16">// using a literal (constant) index:</text:span></text:p>
      <text:p text:style-name="P2"><text:span text:style-name="T3"><text:tab/>array[1] = 7; </text:span><text:span text:style-name="T16">// </text:span><text:span text:style-name="T17">ok</text:span></text:p>
      <text:p text:style-name="P3"><text:tab/> </text:p>
      <text:p text:style-name="P2"><text:span text:style-name="T3"><text:tab/></text:span><text:span text:style-name="T16">// using an </text:span><text:span text:style-name="T17">enum</text:span><text:span text:style-name="T16"> (constant) index</text:span></text:p>
      <text:p text:style-name="P2"><text:span text:style-name="T3"><text:tab/></text:span><text:span text:style-name="T1">enum</text:span><text:span text:style-name="T3"> Animals</text:span></text:p>
      <text:p text:style-name="P3"><text:tab/>{</text:p>
      <text:p text:style-name="P2"><text:span text:style-name="T3"><text:tab/> <text:s text:c="3"/></text:span><text:span text:style-name="T15">ANIMAL_CAT</text:span><text:span text:style-name="T3"> = 2</text:span></text:p>
      <text:p text:style-name="P3"><text:tab/>};</text:p>
      <text:p text:style-name="P2"><text:span text:style-name="T3"><text:tab/>array[</text:span><text:span text:style-name="T15">ANIMAL_CAT</text:span><text:span text:style-name="T3">] = 4; </text:span><text:span text:style-name="T16">// </text:span><text:span text:style-name="T17">ok</text:span></text:p>
      <text:p text:style-name="P3"><text:tab/> </text:p>
      <text:p text:style-name="P2"><text:span text:style-name="T3"><text:tab/></text:span><text:span text:style-name="T16">// using a variable (non-constant) index:</text:span></text:p>
      <text:p text:style-name="P2"><text:span text:style-name="T3"><text:tab/></text:span><text:span text:style-name="T1">short</text:span><text:span text:style-name="T3"> index = 3;</text:span></text:p>
      <text:p text:style-name="P2"><text:span text:style-name="T3"><text:tab/>array[index] = 7; </text:span><text:span text:style-name="T16">// </text:span><text:span text:style-name="T17">ok</text:span></text:p>
      <text:p text:style-name="P1"><text:span text:style-name="Strong_20_Emphasis">Fixed array declarations</text:span></text:p>
      <text:p text:style-name="P8">// using a literal constant</text:p>
      <text:p text:style-name="P2"><text:span text:style-name="T3"><text:tab/></text:span><text:span text:style-name="T1">int</text:span><text:span text:style-name="T3"> array[5]; </text:span><text:span text:style-name="T16">// </text:span><text:span text:style-name="T17">Ok</text:span></text:p>
      <text:p text:style-name="P3"><text:tab/> </text:p>
      <text:p text:style-name="P2"><text:span text:style-name="T3"><text:tab/></text:span><text:span text:style-name="T16">// using a macro symbolic constant</text:span></text:p>
      <text:p text:style-name="P2"><text:span text:style-name="T3"><text:tab/></text:span><text:span text:style-name="T1">#define</text:span><text:span text:style-name="T3"> ARRAY_SIZE 5</text:span></text:p>
      <text:p text:style-name="P2"><text:span text:style-name="T3"><text:tab/></text:span><text:span text:style-name="T1">int</text:span><text:span text:style-name="T3"> array[ARRAY_SIZE]; </text:span><text:span text:style-name="T16">// Syntactically okay, but don't do this</text:span></text:p>
      <text:p text:style-name="P3"><text:tab/> </text:p>
      <text:p text:style-name="P2"><text:span text:style-name="T3"><text:tab/></text:span><text:span text:style-name="T16">// using a symbolic constant</text:span></text:p>
      <text:p text:style-name="P2"><text:span text:style-name="T3"><text:tab/></text:span><text:span text:style-name="T1">const</text:span><text:span text:style-name="T3"> </text:span><text:span text:style-name="T1">int</text:span><text:span text:style-name="T3"> arraySize = 5;</text:span></text:p>
      <text:p text:style-name="P2"><text:span text:style-name="T3"><text:tab/></text:span><text:span text:style-name="T1">int</text:span><text:span text:style-name="T3"> array[arraySize]; </text:span><text:span text:style-name="T16">// </text:span><text:span text:style-name="T17">Ok</text:span></text:p>
      <text:p text:style-name="P3"><text:tab/> </text:p>
      <text:p text:style-name="P2"><text:span text:style-name="T3"><text:tab/></text:span><text:span text:style-name="T16">// using an enumerator</text:span></text:p>
      <text:p text:style-name="P2"><text:span text:style-name="T3"><text:tab/></text:span><text:span text:style-name="T1">enum</text:span><text:span text:style-name="T3"> ArrayElements</text:span></text:p>
      <text:p text:style-name="P3"><text:tab/>{</text:p>
      <text:p text:style-name="P2"><text:span text:style-name="T3"><text:tab/> <text:s text:c="3"/></text:span><text:span text:style-name="T15">MAX_ARRAY_SIZE</text:span><text:span text:style-name="T3"> = 5</text:span></text:p>
      <text:p text:style-name="P3"><text:tab/>};</text:p>
      <text:p text:style-name="P2"><text:span text:style-name="T3"><text:tab/></text:span><text:span text:style-name="T1">int</text:span><text:span text:style-name="T3"> array[</text:span><text:span text:style-name="T15">MAX_ARRAY_SIZE</text:span><text:span text:style-name="T3">]; </text:span><text:span text:style-name="T16">// </text:span><text:span text:style-name="T17">Ok</text:span></text:p>
      <text:p text:style-name="P3"><text:tab/> </text:p>
      <text:p text:style-name="P2"><text:span text:style-name="T3"><text:tab/></text:span><text:span text:style-name="T16">// using a non-</text:span><text:span text:style-name="T17">const</text:span><text:span text:style-name="T16"> variable</text:span></text:p>
      <text:p text:style-name="P2"><text:span text:style-name="T3"><text:tab/></text:span><text:span text:style-name="T1">int</text:span><text:span text:style-name="T3"> size;</text:span></text:p>
      <text:p text:style-name="P3"><text:tab/>std::cin &gt;&gt; size;</text:p>
      <text:p text:style-name="P2"><text:span text:style-name="T3"><text:tab/></text:span><text:span text:style-name="T1">int</text:span><text:span text:style-name="T3"> array[size]; </text:span><text:span text:style-name="T16">// Not </text:span><text:span text:style-name="T17">ok</text:span><text:span text:style-name="T16"> -- size is not a compile-time constant!</text:span></text:p>
      <text:p text:style-name="P3"><text:tab/> </text:p>
      <text:p text:style-name="P2"><text:span text:style-name="T3"><text:tab/></text:span><text:span text:style-name="T16">// using a runtime </text:span><text:span text:style-name="T17">const</text:span><text:span text:style-name="T16"> variable</text:span></text:p>
      <text:p text:style-name="P2"><text:span text:style-name="T3"><text:tab/></text:span><text:span text:style-name="T1">int</text:span><text:span text:style-name="T3"> temp = 5;</text:span></text:p>
      <text:p text:style-name="P2"><text:span text:style-name="T3"><text:tab/></text:span><text:span text:style-name="T1">const</text:span><text:span text:style-name="T3"> </text:span><text:span text:style-name="T1">int</text:span><text:span text:style-name="T3"> </text:span><text:span text:style-name="T5">size</text:span><text:span text:style-name="T3"> = temp;</text:span></text:p>
      <text:p text:style-name="P2"><text:span text:style-name="T3"><text:tab/></text:span><text:span text:style-name="T1">int</text:span><text:span text:style-name="T3"> array[size]; </text:span><text:span text:style-name="T16">// Not </text:span><text:span text:style-name="T17">ok</text:span><text:span text:style-name="T16"> <text:s/>size is a runtime constant, not a compile-time constant!</text:span></text:p>
      <text:p text:style-name="P1"/>
      <text:p text:style-name="P1"/>
      <text:p text:style-name="P1"/>
      <text:p text:style-name="P1"><text:soft-page-break/><text:span text:style-name="Strong_20_Emphasis">sizeof and arrays</text:span></text:p>
      <text:p text:style-name="P1"><text:span text:style-name="Strong_20_Emphasis"/></text:p>
      <text:p text:style-name="P1"><text:span text:style-name="T1">void</text:span><text:span text:style-name="T3"> </text:span><text:span text:style-name="T6">printSize</text:span><text:span text:style-name="T3">(</text:span><text:span text:style-name="T1">int</text:span><text:span text:style-name="T3"> array[])</text:span></text:p>
      <text:p text:style-name="P3"><text:tab/>{</text:p>
      <text:p text:style-name="P2"><text:span text:style-name="T3"><text:tab/> <text:s text:c="3"/>std::cout &lt;&lt; </text:span><text:span text:style-name="T1">sizeof</text:span><text:span text:style-name="T3">(array) &lt;&lt; </text:span><text:span text:style-name="T20">'\n'</text:span><text:span text:style-name="T3">; </text:span><text:span text:style-name="T16">// prints the size of a pointer, not the size of the array!</text:span></text:p>
      <text:p text:style-name="P3"><text:tab/>}</text:p>
      <text:p text:style-name="P3"><text:tab/> </text:p>
      <text:p text:style-name="P2"><text:span text:style-name="T3"><text:tab/></text:span><text:span text:style-name="T1">int</text:span><text:span text:style-name="T3"> </text:span><text:span text:style-name="T6">main</text:span><text:span text:style-name="T3">()</text:span></text:p>
      <text:p text:style-name="P3"><text:tab/>{</text:p>
      <text:p text:style-name="P2"><text:span text:style-name="T3"><text:tab/> <text:s text:c="3"/></text:span><text:span text:style-name="T1">int</text:span><text:span text:style-name="T3"> array[] = { 1, 1, 2, 3, 5, 8, 13, 21 };</text:span></text:p>
      <text:p text:style-name="P2"><text:span text:style-name="T3"><text:tab/> <text:s text:c="3"/>std::cout &lt;&lt; </text:span><text:span text:style-name="T1">sizeof</text:span><text:span text:style-name="T3">(array) &lt;&lt; </text:span><text:span text:style-name="T20">'\n'</text:span><text:span text:style-name="T3">; </text:span><text:span text:style-name="T16">// will print the size of the array</text:span></text:p>
      <text:p text:style-name="P3"><text:tab/> <text:s text:c="3"/>printSize(array);</text:p>
      <text:p text:style-name="P3"><text:tab/> </text:p>
      <text:p text:style-name="P2"><text:span text:style-name="T3"><text:tab/> <text:s text:c="7"/></text:span><text:span text:style-name="T1">return</text:span><text:span text:style-name="T3"> 0;</text:span></text:p>
      <text:p text:style-name="P3">}</text:p>
      <text:p text:style-name="P1"><text:span text:style-name="Strong_20_Emphasis">Indexing an array out of range</text:span></text:p>
      <text:p text:style-name="P2"/>
      <text:p text:style-name="P2"><text:span text:style-name="T3"><text:tab/></text:span><text:span text:style-name="T1">int</text:span><text:span text:style-name="T3"> </text:span><text:span text:style-name="T6">main</text:span><text:span text:style-name="T3">()</text:span></text:p>
      <text:p text:style-name="P3">{</text:p>
      <text:p text:style-name="P2"><text:span text:style-name="T3"><text:s text:c="4"/></text:span><text:span text:style-name="T1">int</text:span><text:span text:style-name="T3"> prime[5]; </text:span><text:span text:style-name="T16">// hold the first 5 prime numbers</text:span></text:p>
      <text:p text:style-name="P2"><text:span text:style-name="T3"><text:s text:c="4"/>prime[5] = 13; /// </text:span><text:span text:style-name="T4">size of array ends in prime[4] </text:span><text:span text:style-name="T23">Error</text:span></text:p>
      <text:p text:style-name="P3"><text:s/></text:p>
      <text:p text:style-name="P2"><text:span text:style-name="T3"><text:s text:c="4"/></text:span><text:span text:style-name="T1">return</text:span><text:span text:style-name="T3"> 0;</text:span></text:p>
      <text:p text:style-name="P3">}</text:p>
      <text:p text:style-name="P1">Two-dimensional arrays with initializer lists can omit (<text:span text:style-name="T22">only</text:span>) the leftmost size specification:</text:p>
      <text:p text:style-name="P1"/>
      <text:p text:style-name="P1"><text:span text:style-name="T1">int</text:span><text:span text:style-name="T3"> array[][5] =</text:span></text:p>
      <text:p text:style-name="P3"><text:tab/><text:tab/>{</text:p>
      <text:p text:style-name="P3"><text:tab/><text:tab/>{ 1, 2, 3, 4, 5 },</text:p>
      <text:p text:style-name="P3"><text:tab/><text:tab/>{ 6, 7, 8, 9, 10 },</text:p>
      <text:p text:style-name="P3"><text:tab/><text:tab/>{ 11, 12, 13, 14, 15 }</text:p>
      <text:p text:style-name="P3"><text:tab/><text:tab/>};</text:p>
      <text:p text:style-name="P1"><text:span text:style-name="Strong_20_Emphasis">A two-dimensional array example</text:span></text:p>
      <text:p text:style-name="P1"><text:span text:style-name="T1">include</text:span><text:span text:style-name="T3"> </text:span><text:span text:style-name="T20">&lt;iostream&gt;</text:span></text:p>
      <text:p text:style-name="P6"/>
      <text:p text:style-name="P2"><text:span text:style-name="T1">int</text:span><text:span text:style-name="T3"> </text:span><text:span text:style-name="T6">main</text:span><text:span text:style-name="T3"> ()</text:span></text:p>
      <text:p text:style-name="P2"><text:span text:style-name="T3">{</text:span></text:p>
      <text:p text:style-name="P2"><text:span text:style-name="T3"><text:tab/></text:span><text:span text:style-name="T16">// Declare a 10x10 array</text:span></text:p>
      <text:p text:style-name="P2"><text:span text:style-name="T3"><text:tab/> <text:s text:c="3"/></text:span><text:span text:style-name="T1">const</text:span><text:span text:style-name="T3"> </text:span><text:span text:style-name="T1">int</text:span><text:span text:style-name="T3"> numRows = 10;</text:span></text:p>
      <text:p text:style-name="P2"><text:span text:style-name="T3"><text:tab/> <text:s text:c="3"/></text:span><text:span text:style-name="T1">const</text:span><text:span text:style-name="T3"> </text:span><text:span text:style-name="T1">int</text:span><text:span text:style-name="T3"> numCols = 10;</text:span></text:p>
      <text:p text:style-name="P2"><text:span text:style-name="T3"><text:tab/> <text:s text:c="3"/></text:span><text:span text:style-name="T1">int</text:span><text:span text:style-name="T3"> product[numRows][numCols] = { 0 };</text:span></text:p>
      <text:p text:style-name="P2"/>
      <text:p text:style-name="P2"><text:span text:style-name="T3"><text:tab/> <text:s text:c="3"/></text:span><text:span text:style-name="T16">// Calculate a multiplication table</text:span></text:p>
      <text:p text:style-name="P2"><text:span text:style-name="T3"><text:tab/> <text:s text:c="3"/></text:span><text:span text:style-name="T1">for</text:span><text:span text:style-name="T3"> (</text:span><text:span text:style-name="T1">int</text:span><text:span text:style-name="T3"> row = 0; row &lt; numRows; ++row)</text:span></text:p>
      <text:p text:style-name="P2"><text:span text:style-name="T3"><text:tab/> <text:s text:c="7"/></text:span><text:span text:style-name="T1">for</text:span><text:span text:style-name="T3"> (</text:span><text:span text:style-name="T1">int</text:span><text:span text:style-name="T3"> col = 0; col &lt; numCols; ++col)</text:span></text:p>
      <text:p text:style-name="P2"><text:span text:style-name="T3"><text:tab/> <text:s text:c="11"/>product[row][col] = row * col;</text:span></text:p>
      <text:p text:style-name="P6"/>
      <text:p text:style-name="P2"><text:span text:style-name="T3"><text:tab/> <text:s text:c="3"/></text:span><text:span text:style-name="T16">// Print the table</text:span></text:p>
      <text:p text:style-name="P2"><text:span text:style-name="T3"><text:tab/> <text:s text:c="3"/></text:span><text:span text:style-name="T1">for</text:span><text:span text:style-name="T3"> (</text:span><text:span text:style-name="T1">int</text:span><text:span text:style-name="T3"> row = 1; row &lt; numRows; ++row)</text:span></text:p>
      <text:p text:style-name="P2"><text:span text:style-name="T3"><text:tab/> <text:s text:c="3"/>{</text:span></text:p>
      <text:p text:style-name="P2"><text:span text:style-name="T3"><text:tab/> <text:s text:c="7"/></text:span><text:span text:style-name="T1">for</text:span><text:span text:style-name="T3"> (</text:span><text:span text:style-name="T1">int</text:span><text:span text:style-name="T3"> col = 1; col &lt; numCols; ++col)</text:span></text:p>
      <text:p text:style-name="P2"><text:span text:style-name="T3"><text:tab/> <text:s text:c="7"/>{</text:span></text:p>
      <text:p text:style-name="P2"><text:span text:style-name="T3"><text:tab/> <text:s text:c="11"/>std::cout &lt;&lt; product[row][col] &lt;&lt; </text:span><text:span text:style-name="T20">"\t"</text:span><text:span text:style-name="T3">;</text:span></text:p>
      <text:p text:style-name="P2"><text:span text:style-name="T3"><text:tab/> <text:s text:c="11"/>std::cout &lt;&lt; </text:span><text:span text:style-name="T1">static_cast</text:span><text:span text:style-name="T3">&lt;</text:span><text:span text:style-name="T1">void</text:span><text:span text:style-name="T3">*&gt;(&amp;product[row][col]) &lt;&lt; </text:span><text:span text:style-name="T20">"\t"</text:span><text:span text:style-name="T3">;</text:span></text:p>
      <text:p text:style-name="P2"><text:span text:style-name="T3"><text:tab/> <text:s text:c="7"/>}</text:span></text:p>
      <text:p text:style-name="P2"><text:span text:style-name="T3"><text:tab/> <text:s text:c="7"/>std::cout &lt;&lt; </text:span><text:span text:style-name="T20">'\n'</text:span><text:span text:style-name="T3">;</text:span></text:p>
      <text:p text:style-name="P2"><text:span text:style-name="T3"><text:tab/> <text:s text:c="3"/>} <text:s text:c="3"/></text:span><text:span text:style-name="T1">return</text:span><text:span text:style-name="T3"> 0;</text:span></text:p>
      <text:p text:style-name="P2"><text:span text:style-name="T3"><text:s/>}</text:span></text:p>
      <text:p text:style-name="P2"><text:soft-page-break/></text:p>
      <text:p text:style-name="P2"><text:span text:style-name="T11">change </text:span><text:span text:style-name="T5">able pointer to</text:span><text:span text:style-name="T3"> </text:span><text:span text:style-name="T5">a</text:span><text:span text:style-name="T3"> </text:span><text:span text:style-name="T8">changeable </text:span><text:span text:style-name="T3">characte</text:span><text:span text:style-name="T5">r</text:span></text:p>
      <text:p text:style-name="P6"/>
      <text:p text:style-name="P2"><text:span text:style-name="T1">char</text:span><text:span text:style-name="T3"> *p;</text:span></text:p>
      <text:p text:style-name="P6"/>
      <text:p text:style-name="P2"><text:span text:style-name="T11">change </text:span><text:span text:style-name="T5">able pointer to a</text:span><text:span text:style-name="T3"> </text:span><text:span text:style-name="T5">constant</text:span><text:span text:style-name="T3"> </text:span><text:span text:style-name="T5">character</text:span></text:p>
      <text:p text:style-name="P6"/>
      <text:p text:style-name="P2"><text:span text:style-name="T1">const</text:span><text:span text:style-name="T3"> </text:span><text:span text:style-name="T1">char</text:span><text:span text:style-name="T3"> *</text:span><text:span text:style-name="T5">p</text:span><text:span text:style-name="T3">;</text:span></text:p>
      <text:p text:style-name="P6"/>
      <text:p text:style-name="P2"><text:span text:style-name="T5">Constant pointer to</text:span><text:span text:style-name="T3"> </text:span><text:span text:style-name="T5">a</text:span><text:span text:style-name="T3"> </text:span><text:span text:style-name="T1">mutable</text:span><text:span text:style-name="T3"> </text:span><text:span text:style-name="T5">character</text:span></text:p>
      <text:p text:style-name="P6"/>
      <text:p text:style-name="P2"><text:span text:style-name="T1">char</text:span><text:span text:style-name="T3"> * </text:span><text:span text:style-name="T1">const</text:span><text:span text:style-name="T3"> </text:span><text:span text:style-name="T5">p</text:span><text:span text:style-name="T3">; </text:span></text:p>
      <text:p text:style-name="P6"/>
      <text:p text:style-name="P2"><text:span text:style-name="T5">Constant pointer to a</text:span><text:span text:style-name="T3"> </text:span><text:span text:style-name="T5">constant</text:span><text:span text:style-name="T3"> </text:span><text:span text:style-name="T5">character</text:span></text:p>
      <text:p text:style-name="P6"/>
      <text:p text:style-name="P2"><text:span text:style-name="T1">const</text:span><text:span text:style-name="T3"> </text:span><text:span text:style-name="T1">char</text:span><text:span text:style-name="T3"> * </text:span><text:span text:style-name="T1">const</text:span><text:span text:style-name="T3"> </text:span><text:span text:style-name="T5">p</text:span><text:span text:style-name="T3">;</text:span></text:p>
      <text:p text:style-name="P2"/>
      <text:p text:style-name="P2"><text:span text:style-name="T3"/></text:p>
      <text:p text:style-name="P1"><text:span text:style-name="Strong_20_Emphasis">Dynamically allocating single variables</text:span></text:p>
      <text:p text:style-name="P1">Dynamically allocated memory has no scope and will stay allocated until you deallocate it or the program terminates.</text:p>
      <text:p text:style-name="P1"><text:span text:style-name="Strong_20_Emphasis"/></text:p>
      <text:p text:style-name="P1"><text:span text:style-name="T1">new</text:span><text:span text:style-name="T3"> </text:span><text:span text:style-name="T1">int</text:span><text:span text:style-name="T3">; </text:span><text:span text:style-name="T16">// dynamically allocate an integer (and discard the result)</text:span></text:p>
      <text:p text:style-name="P1"/>
      <text:p text:style-name="P1">The <text:span text:style-name="T22">new</text:span> operator returns a pointer containing the <text:span text:style-name="T24">address</text:span> of the memory that has been allocated</text:p>
      <text:p text:style-name="P1"/>
      <text:p text:style-name="P2"><text:span text:style-name="T1">int</text:span><text:span text:style-name="T3"> *ptr = </text:span><text:span text:style-name="T1">new</text:span><text:span text:style-name="T3"> </text:span><text:span text:style-name="T1">int</text:span><text:span text:style-name="T3">; </text:span><text:span text:style-name="T16">// dynamically allocate an integer and assign the <text:s text:c="6"/>address to </text:span><text:span text:style-name="T17">ptr</text:span><text:span text:style-name="T16"> so we can access it later</text:span></text:p>
      <text:p text:style-name="P2"><text:span text:style-name="T16"/></text:p>
      <text:p text:style-name="P2"><text:span text:style-name="T3">*ptr = 7; </text:span><text:span text:style-name="T16">// assign value of 7 to allocated memory</text:span></text:p>
      <text:p text:style-name="P2"><text:span text:style-name="T16"/></text:p>
      <text:p text:style-name="P1"><text:span text:style-name="Strong_20_Emphasis">Initializing a dynamically allocated variable</text:span></text:p>
      <text:p text:style-name="P1"/>
      <text:p text:style-name="P1"><text:span text:style-name="T1">int</text:span><text:span text:style-name="T3"> *ptr1 = </text:span><text:span text:style-name="T1">new</text:span><text:span text:style-name="T3"> </text:span><text:span text:style-name="T1">int</text:span><text:span text:style-name="T3"> (5); </text:span><text:span text:style-name="T16">// use direct initialization</text:span></text:p>
      <text:p text:style-name="P2"><text:span text:style-name="T1">int</text:span><text:span text:style-name="T3"> *ptr2 = </text:span><text:span text:style-name="T1">new</text:span><text:span text:style-name="T3"> </text:span><text:span text:style-name="T1">int</text:span><text:span text:style-name="T3"> { 6 }; </text:span><text:span text:style-name="T16">// use uniform initialization</text:span></text:p>
      <text:p text:style-name="P2"/>
      <text:p text:style-name="P2"><text:span text:style-name="T16"/></text:p>
      <text:p text:style-name="P1"><text:span text:style-name="Strong_20_Emphasis">Deleting single variables</text:span></text:p>
      <text:p text:style-name="P14"><text:span text:style-name="Strong_20_Emphasis"><text:span text:style-name="T26"><text:s/></text:span></text:span></text:p>
      <text:p text:style-name="P14"><text:span text:style-name="T16">// assume </text:span><text:span text:style-name="T17">ptr</text:span><text:span text:style-name="T16"> has previously been allocated with operator new</text:span></text:p>
      <text:p text:style-name="P2"><text:span text:style-name="T3"><text:tab/></text:span><text:span text:style-name="T1">delete</text:span><text:span text:style-name="T3"> ptr; </text:span><text:span text:style-name="T16">// return the memory pointed to by </text:span><text:span text:style-name="T17">ptr</text:span><text:span text:style-name="T16"> to the operating system</text:span></text:p>
      <text:p text:style-name="P2"><text:span text:style-name="T3"><text:tab/>ptr = 0; </text:span><text:span text:style-name="T16">// set </text:span><text:span text:style-name="T17">ptr</text:span><text:span text:style-name="T16"> to be a null pointer (use </text:span><text:span text:style-name="T27">nullptr</text:span><text:span text:style-name="T16"> instead of in C++11)</text:span></text:p>
      <text:p text:style-name="P2"><text:span text:style-name="T3"><text:tab/></text:span></text:p>
      <text:p text:style-name="P2"><text:span text:style-name="T3"/></text:p>
      <text:p text:style-name="P11"><text:span text:style-name="Strong_20_Emphasis">Dangling pointers</text:span></text:p>
      <text:p text:style-name="P11"><text:span text:style-name="Strong_20_Emphasis"/></text:p>
      <text:p text:style-name="P11">Pointers that are pointing to deallocated memory are called <text:span text:style-name="Strong_20_Emphasis">dangling pointer</text:span></text:p>
      <text:p text:style-name="P11"/>
      <text:p text:style-name="P2"><text:span text:style-name="T3"><text:s text:c="4"/></text:span><text:span text:style-name="T1">int</text:span><text:span text:style-name="T3"> *ptr = </text:span><text:span text:style-name="T1">new</text:span><text:span text:style-name="T3"> </text:span><text:span text:style-name="T1">int</text:span><text:span text:style-name="T3">; </text:span><text:span text:style-name="T16">// dynamically allocate an integer</text:span></text:p>
      <text:p text:style-name="P2"><text:span text:style-name="T3"><text:s text:c="4"/></text:span><text:span text:style-name="T1">int</text:span><text:span text:style-name="T3"> *otherPtr = ptr; </text:span><text:span text:style-name="T16">// otherPtr is now pointed at that same memory location</text:span></text:p>
      <text:p text:style-name="P2"><text:span text:style-name="T3"><text:s/></text:span></text:p>
      <text:p text:style-name="P2"><text:span text:style-name="T3"><text:s text:c="4"/></text:span><text:span text:style-name="T1">delete</text:span><text:span text:style-name="T3"> ptr; </text:span><text:span text:style-name="T16">// return the memory to the operating system. <text:s/></text:span><text:span text:style-name="T17">ptr</text:span><text:span text:style-name="T16"> and otherPtr are now dangling pointers.</text:span></text:p>
      <text:p text:style-name="P2"><text:span text:style-name="T3"><text:s text:c="4"/>ptr = 0; </text:span><text:span text:style-name="T16">// </text:span><text:span text:style-name="T17">ptr</text:span><text:span text:style-name="T16"> is now a </text:span><text:span text:style-name="T17">nullptr</text:span><text:span text:style-name="T16"> <text:s/>// however, otherPtr is still a dangling pointer!</text:span></text:p>
      <text:p text:style-name="P2"/>
      <text:p text:style-name="P11"><text:span text:style-name="Strong_20_Emphasis">Operator new can fail</text:span></text:p>
      <text:p text:style-name="P11"><text:span text:style-name="T1">int</text:span><text:span text:style-name="T3"> *value = </text:span><text:span text:style-name="T1">new</text:span><text:span text:style-name="T3"> (std::nothrow) </text:span><text:span text:style-name="T1">int</text:span><text:span text:style-name="T3">;</text:span></text:p>
      <text:p text:style-name="P2"><text:soft-page-break/><text:span text:style-name="T3"><text:tab/></text:span><text:span text:style-name="T16">// value will be set to a null pointer if the integer allocation fails</text:span></text:p>
      <text:p text:style-name="P11"/>
      <text:p text:style-name="P11"><text:span text:style-name="Strong_20_Emphasis">Memory leaks</text:span></text:p>
      <text:p text:style-name="P11"><text:span text:style-name="Strong_20_Emphasis"/></text:p>
      <text:p text:style-name="P11">Memory leaks can also result if the pointer holding the address of the dynamically allocated memory is reassigned to another value:</text:p>
      <text:p text:style-name="P11"><text:span text:style-name="T1"><text:s text:c="6"/>int</text:span><text:span text:style-name="T3"> value = 5;</text:span></text:p>
      <text:p text:style-name="P2"><text:span text:style-name="T3"><text:tab/></text:span><text:span text:style-name="T1">int</text:span><text:span text:style-name="T3"> *ptr = </text:span><text:span text:style-name="T1">new</text:span><text:span text:style-name="T3"> </text:span><text:span text:style-name="T1">int</text:span><text:span text:style-name="T3">; </text:span><text:span text:style-name="T16">// allocate memory</text:span></text:p>
      <text:p text:style-name="P2"><text:span text:style-name="T3"><text:tab/>ptr = &amp;value; </text:span><text:span text:style-name="T16">// old address lost, memory leak results</text:span></text:p>
      <text:p text:style-name="P12"/>
      <text:p text:style-name="P12"><text:span text:style-name="T28">I</text:span>t is also possible to get a memory leak via double-allocation:</text:p>
      <text:p text:style-name="P12"/>
      <text:p text:style-name="P12"><text:span text:style-name="T3"><text:tab/></text:span><text:span text:style-name="T1">int</text:span><text:span text:style-name="T3"> *ptr = </text:span><text:span text:style-name="T1">new</text:span><text:span text:style-name="T3"> </text:span><text:span text:style-name="T1">int</text:span><text:span text:style-name="T3">;</text:span></text:p>
      <text:p text:style-name="P2"><text:span text:style-name="T3"><text:tab/>ptr = </text:span><text:span text:style-name="T1">new</text:span><text:span text:style-name="T3"> </text:span><text:span text:style-name="T1">int</text:span><text:span text:style-name="T3">; </text:span><text:span text:style-name="T16">// old address lost, memory leak results</text:span></text:p>
      <text:p text:style-name="P2"><text:span text:style-name="T3"><text:tab/></text:span></text:p>
      <text:p text:style-name="P12"><text:span text:style-name="Strong_20_Emphasis">Dynamic arrays are almost identical to fixed arrays</text:span></text:p>
      <text:p text:style-name="P12"><text:span text:style-name="Strong_20_Emphasis"/></text:p>
      <text:p text:style-name="P12">Note that because a dynamic array does not know the size of the array it points to, a dynamic array won’t work inside a <text:span text:style-name="Emphasis">for each</text:span> loop.</text:p>
      <text:p text:style-name="P12"/>
      <text:p text:style-name="P12">starting with C++11, it’s now possible to initialize dynamic arrays using initializer lists <text:span text:style-name="T29">before it was not possible .</text:span></text:p>
      <text:p text:style-name="P12"/>
      <text:p text:style-name="P12"><text:span text:style-name="T1">int</text:span><text:span text:style-name="T3"> fixedArray[5] = { 9, 7, 5, 3, 1 }; </text:span><text:span text:style-name="T16">// initialize a fixed array in C++03</text:span></text:p>
      <text:p text:style-name="P2"><text:span text:style-name="T1">int</text:span><text:span text:style-name="T3"> *array = </text:span><text:span text:style-name="T1">new</text:span><text:span text:style-name="T3"> </text:span><text:span text:style-name="T1">int</text:span><text:span text:style-name="T3">[5] { 9, 7, 5, 3, 1 };</text:span><text:span text:style-name="T16">//initialize a dynamic array in C++11</text:span></text:p>
      <text:p text:style-name="P12"/>
      <text:p text:style-name="P12"><text:span text:style-name="T1">int</text:span><text:span text:style-name="T3"> fixedArray[5] { 9, 7, 5, 3, 1 }; <text:s text:c="2"/></text:span><text:span text:style-name="T16">// initialize a fixed array in C++11</text:span></text:p>
      <text:p text:style-name="P2"><text:span text:style-name="T1">char</text:span><text:span text:style-name="T6"> </text:span><text:span text:style-name="T12">fixedArray</text:span><text:span text:style-name="T3">[14] { </text:span><text:span text:style-name="T20">"Hello, world!"</text:span><text:span text:style-name="T3"> }; </text:span><text:span text:style-name="T16">// initialize a fixed array in C++11</text:span></text:p>
      <text:p text:style-name="P12"/>
      <text:p text:style-name="P12"/>
      <text:h text:style-name="P17" text:outline-level="1">Reference variables</text:h>
      <text:p text:style-name="P12">A <text:span text:style-name="Strong_20_Emphasis">reference</text:span> is a type of C++ variable that acts as an<text:span text:style-name="T35"> </text:span><text:span text:style-name="T34">alias</text:span> to another variable</text:p>
      <text:p text:style-name="P13"><text:span text:style-name="T1"><text:s text:c="5"/></text:span></text:p>
      <text:p text:style-name="P13"><text:span text:style-name="T1"><text:s text:c="6"/>int</text:span><text:span text:style-name="T3"> value = 5; <text:s text:c="4"/></text:span><text:span text:style-name="T16">// normal integer</text:span></text:p>
      <text:p text:style-name="P2"><text:span text:style-name="T3"><text:tab/></text:span><text:span text:style-name="T1">int</text:span><text:span text:style-name="T3"> &amp;ref = value; <text:s/></text:span><text:span text:style-name="T16">// reference to variable value</text:span></text:p>
      <text:p text:style-name="P2"><text:span text:style-name="T3"><text:tab/>value = 6; <text:s text:c="8"/></text:span><text:span text:style-name="T16">// value is now 6</text:span></text:p>
      <text:p text:style-name="P2"><text:span text:style-name="T3"><text:tab/>ref = 7; <text:s text:c="10"/></text:span><text:span text:style-name="T16">// value is now 7</text:span></text:p>
      <text:p text:style-name="P2"><text:span text:style-name="T3"><text:tab/> </text:span></text:p>
      <text:p text:style-name="P2"><text:span text:style-name="T3"><text:tab/>cout &lt;&lt; value; <text:s text:c="4"/></text:span><text:span text:style-name="T16">// prints 7</text:span></text:p>
      <text:p text:style-name="P2"><text:span text:style-name="T3"><text:tab/>++ref;</text:span></text:p>
      <text:p text:style-name="P2"><text:span text:style-name="T3"><text:tab/>cout &lt;&lt; value; <text:s text:c="4"/></text:span><text:span text:style-name="T16">// prints 8</text:span></text:p>
      <text:p text:style-name="P2"><text:span text:style-name="T16"/></text:p>
      <text:p text:style-name="P2"><text:span text:style-name="T3"><text:tab/></text:span>Using the address-of operator on a reference returns the address of the value being referenced:</text:p>
      <text:p text:style-name="P2"><text:span text:style-name="T3"><text:s text:c="11"/>cout &lt;&lt; &amp;</text:span><text:span text:style-name="T5">value</text:span><text:span text:style-name="T3">; </text:span><text:span text:style-name="T16">// prints 0012FF7C</text:span></text:p>
      <text:p text:style-name="P2"><text:span text:style-name="T3"><text:tab/> <text:s text:c="4"/>cout &lt;&lt; &amp;</text:span><text:span text:style-name="T5">ref</text:span><text:span text:style-name="T3">; </text:span><text:span text:style-name="T16">// prints 0012FF7C</text:span></text:p>
      <text:p text:style-name="P2"><text:span text:style-name="T16"/></text:p>
      <text:p text:style-name="P2">Because references are implicitly const, a reference can not be “redirected” (assigned) to another variable.</text:p>
      <text:p text:style-name="P12"><text:span text:style-name="T1"><text:s text:c="6"/>int</text:span><text:span text:style-name="T3"> value1 = 5;</text:span></text:p>
      <text:p text:style-name="P2"><text:span text:style-name="T3"><text:tab/></text:span><text:span text:style-name="T1">int</text:span><text:span text:style-name="T3"> value2 = 6;</text:span></text:p>
      <text:p text:style-name="P2"><text:span text:style-name="T3"><text:tab/> </text:span></text:p>
      <text:p text:style-name="P2"><text:span text:style-name="T3"><text:tab/></text:span><text:span text:style-name="T1">int</text:span><text:span text:style-name="T3"> &amp;ref = value1; </text:span><text:span text:style-name="T16">// okay, </text:span><text:span text:style-name="T17">ref</text:span><text:span text:style-name="T16"> is now an alias for value1</text:span></text:p>
      <text:p text:style-name="P2"><text:span text:style-name="T3"><text:tab/>ref = value2; </text:span><text:span text:style-name="T16">// assigns 6 (the value of value2) to value1 -- does NOT change the reference</text:span></text:p>
      <text:p text:style-name="P12"><text:soft-page-break/></text:p>
      <text:p text:style-name="P2"><text:span text:style-name="T3"><text:tab/></text:span><text:span text:style-name="T1">const</text:span><text:span text:style-name="T3"> </text:span><text:span text:style-name="T1">int</text:span><text:span text:style-name="T3"> value = 5;</text:span></text:p>
      <text:p text:style-name="P2"><text:span text:style-name="T3"><text:tab/></text:span><text:span text:style-name="T1">const</text:span><text:span text:style-name="T3"> </text:span><text:span text:style-name="T1">int</text:span><text:span text:style-name="T3"> &amp;ref = value; </text:span><text:span text:style-name="T16">// </text:span><text:span text:style-name="T17">ref</text:span><text:span text:style-name="T16"> is a </text:span><text:span text:style-name="T17">const</text:span><text:span text:style-name="T16"> reference to value</text:span></text:p>
      <text:p text:style-name="P12">Much like a pointer to a const value, a const reference can reference a non-const variable.</text:p>
      <text:p text:style-name="P12"/>
      <text:p text:style-name="P12"><text:span text:style-name="T1"><text:s text:c="6"/>int</text:span><text:span text:style-name="T3"> value = 5;</text:span></text:p>
      <text:p text:style-name="P2"><text:span text:style-name="T3"><text:tab/></text:span><text:span text:style-name="T1">const</text:span><text:span text:style-name="T3"> </text:span><text:span text:style-name="T1">int</text:span><text:span text:style-name="T3"> &amp;ref = value;</text:span></text:p>
      <text:p text:style-name="P2"><text:span text:style-name="T3"><text:tab/> </text:span></text:p>
      <text:p text:style-name="P2"><text:span text:style-name="T3"><text:tab/>ref = 6; </text:span><text:span text:style-name="T16">// illegal -- </text:span><text:span text:style-name="T17">ref</text:span><text:span text:style-name="T16"> is </text:span><text:span text:style-name="T17">const</text:span></text:p>
      <text:p text:style-name="P2"><text:span text:style-name="T3"><text:tab/>value = 7; </text:span><text:span text:style-name="T16">// okay, value is non-</text:span><text:span text:style-name="T17">const</text:span></text:p>
      <text:p text:style-name="P2"><text:span text:style-name="T17"/></text:p>
      <text:p text:style-name="P12"><text:span text:style-name="Strong_20_Emphasis">References as function parameters</text:span></text:p>
      <text:p text:style-name="P12">References work similarly in this regard. A function that uses a reference parameter is able to modify the argument passed in</text:p>
      <text:p text:style-name="P12"/>
      <text:p text:style-name="P12"><text:span text:style-name="T1">#include</text:span><text:span text:style-name="T3"> </text:span><text:span text:style-name="T20">&lt;iostream&gt;</text:span></text:p>
      <text:p text:style-name="P2"><text:span text:style-name="T3"><text:s/></text:span></text:p>
      <text:p text:style-name="P2"><text:span text:style-name="T16">// </text:span><text:span text:style-name="T17">ref</text:span><text:span text:style-name="T16"> is a reference to the argument passed in, not a copy</text:span></text:p>
      <text:p text:style-name="P2"><text:span text:style-name="T1">void</text:span><text:span text:style-name="T3"> </text:span><text:span text:style-name="T6">changeN</text:span><text:span text:style-name="T3">(</text:span><text:span text:style-name="T1">int</text:span><text:span text:style-name="T3"> &amp;ref)</text:span></text:p>
      <text:p text:style-name="P2"><text:span text:style-name="T3">{</text:span></text:p>
      <text:p text:style-name="P2"><text:span text:style-name="T3"><text:tab/>ref = 6;</text:span></text:p>
      <text:p text:style-name="P2"><text:span text:style-name="T3">}</text:span></text:p>
      <text:p text:style-name="P2"><text:span text:style-name="T3"><text:s/></text:span></text:p>
      <text:p text:style-name="P2"><text:span text:style-name="T1">int</text:span><text:span text:style-name="T3"> </text:span><text:span text:style-name="T6">main</text:span><text:span text:style-name="T3">()</text:span></text:p>
      <text:p text:style-name="P2"><text:span text:style-name="T3">{</text:span></text:p>
      <text:p text:style-name="P2"><text:span text:style-name="T3"><text:tab/></text:span><text:span text:style-name="T1">int</text:span><text:span text:style-name="T3"> n = 5;</text:span></text:p>
      <text:p text:style-name="P2"><text:span text:style-name="T3"><text:s/></text:span></text:p>
      <text:p text:style-name="P2"><text:span text:style-name="T3"><text:tab/>std::cout &lt;&lt; n &lt;&lt; </text:span><text:span text:style-name="T20">'\n'</text:span><text:span text:style-name="T3">;</text:span></text:p>
      <text:p text:style-name="P2"><text:span text:style-name="T3"><text:s/></text:span></text:p>
      <text:p text:style-name="P2"><text:span text:style-name="T3"><text:tab/>changeN(n); </text:span><text:span text:style-name="T16">// note that this is a non-reference argument</text:span></text:p>
      <text:p text:style-name="P2"><text:span text:style-name="T3"><text:s/></text:span></text:p>
      <text:p text:style-name="P2"><text:span text:style-name="T3"><text:tab/>std::cout &lt;&lt; n &lt;&lt; </text:span><text:span text:style-name="T20">'\n'</text:span><text:span text:style-name="T3">;</text:span></text:p>
      <text:p text:style-name="P2"><text:span text:style-name="T3"><text:tab/></text:span><text:span text:style-name="T1">return</text:span><text:span text:style-name="T3"> 0;</text:span></text:p>
      <text:p text:style-name="P2"><text:span text:style-name="T3">}</text:span></text:p>
      <text:p text:style-name="P12"/>
      <text:p text:style-name="P12">References as function parameters can also be const. This allows us to access the argument without making a copy of it, while guaranteeing that the function will not change the value being referenced.</text:p>
      <text:p text:style-name="P12"><text:span text:style-name="T16"><text:s text:c="7"/>// </text:span><text:span text:style-name="T17">ref</text:span><text:span text:style-name="T16"> is a </text:span><text:span text:style-name="T17">const</text:span><text:span text:style-name="T16"> reference to the argument passed in, not a copy</text:span></text:p>
      <text:p text:style-name="P2"><text:span text:style-name="T3"><text:tab/></text:span><text:span text:style-name="T1">void</text:span><text:span text:style-name="T3"> </text:span><text:span text:style-name="T6">changeN</text:span><text:span text:style-name="T3">(</text:span><text:span text:style-name="T1">const</text:span><text:span text:style-name="T3"> </text:span><text:span text:style-name="T1">int</text:span><text:span text:style-name="T3"> &amp;ref)</text:span></text:p>
      <text:p text:style-name="P2"><text:span text:style-name="T3"><text:tab/>{</text:span></text:p>
      <text:p text:style-name="P2"><text:span text:style-name="T3"><text:tab/><text:tab/>ref = 6; </text:span><text:span text:style-name="T16">// not allowed, </text:span><text:span text:style-name="T17">ref</text:span><text:span text:style-name="T16"> is </text:span><text:span text:style-name="T17">const</text:span></text:p>
      <text:p text:style-name="P2"><text:span text:style-name="T3"><text:tab/>}</text:span></text:p>
      <text:p text:style-name="P12"/>
      <text:p text:style-name="P12"><text:span text:style-name="Strong_20_Emphasis">References as shortcuts</text:span></text:p>
      <text:p text:style-name="P12"/>
      <text:p text:style-name="P12"><text:span text:style-name="Strong_20_Emphasis">References vs pointers</text:span></text:p>
      <text:p text:style-name="P12"><text:span text:style-name="Strong_20_Emphasis"/></text:p>
      <text:p text:style-name="P15"><text:span text:style-name="Strong_20_Emphasis"><text:span text:style-name="T25"><text:s text:c="2"/></text:span></text:span><text:span text:style-name="T1">int</text:span><text:span text:style-name="T3"> value = 5;</text:span></text:p>
      <text:p text:style-name="P2"><text:span text:style-name="T1"><text:s/>int</text:span><text:span text:style-name="T3"> *</text:span><text:span text:style-name="T1">const</text:span><text:span text:style-name="T3"> ptr = &amp;value;</text:span></text:p>
      <text:p text:style-name="P2"><text:span text:style-name="T1"><text:s/>int</text:span><text:span text:style-name="T3"> &amp;ref = value;</text:span></text:p>
      <text:p text:style-name="P12">ptr and ref evaluate identically. As a result, the following two statements produce the same effect:</text:p>
      <text:p text:style-name="P12"/>
      <text:p text:style-name="P12">*ptr = 5;</text:p>
      <text:p text:style-name="P16">ref = 5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0:01:16.404955893</meta:creation-date>
    <dc:date>2016-04-22T15:18:54.834763886</dc:date>
    <meta:editing-duration>PT4H59M33S</meta:editing-duration>
    <meta:editing-cycles>45</meta:editing-cycles>
    <meta:generator>LibreOffice/4.2.8.2$Linux_X86_64 LibreOffice_project/420m0$Build-2</meta:generator>
    <meta:document-statistic meta:table-count="0" meta:image-count="0" meta:object-count="0" meta:page-count="5" meta:paragraph-count="217" meta:word-count="1283" meta:character-count="7227" meta:non-whitespace-character-count="5711"/>
  </office:meta>
</office:document-meta>
</file>